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2"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style:use-window-font-color="true" loext:opacity="0%" style:font-name="var fontStack-monospace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style:use-window-font-color="true" loext:opacity="0%" style:font-name="var fontStack-monospace" fo:font-size="9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style:use-window-font-color="true" loext:opacity="0%" fo:letter-spacing="normal"/>
    </style:style>
    <style:style style:name="P5" style:family="paragraph" style:parent-style-name="Standard">
      <style:text-properties style:use-window-font-color="true" loext:opacity="0%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style:font-name="var fontStack-monospace" fo:font-size="9.75pt" fo:font-style="normal" fo:font-weight="normal"/>
    </style:style>
    <style:style style:name="T2" style:family="text">
      <style:text-properties style:font-name="var fontStack-monospace" fo:font-size="9.75pt" fo:font-style="normal" fo:font-weight="bold" style:font-weight-asian="bold" style:font-weight-complex="bold"/>
    </style:style>
    <style:style style:name="T3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style:font-name="var fontStack-monospace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style:use-window-font-color="true" loext:opacity="0%" style:font-name="apple-system" fo:letter-spacing="normal" fo:font-style="normal" fo:font-weight="normal"/>
    </style:style>
    <style:style style:name="T9" style:family="text">
      <style:text-properties fo:font-variant="normal" fo:text-transform="none" style:use-window-font-color="true" loext:opacity="0%" style:font-name="apple-system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font-name="apple-system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style:use-window-font-color="true" loext:opacity="0%" style:font-name="apple-system" fo:font-size="10pt" fo:letter-spacing="normal" fo:font-style="normal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style:use-window-font-color="true" loext:opacity="0%" style:font-name="apple-system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style:use-window-font-color="true" loext:opacity="0%" style:font-name="apple-system" fo:font-size="11pt" fo:letter-spacing="normal" fo:font-style="normal" style:font-size-asian="11pt" style:font-size-complex="11pt"/>
    </style:style>
    <style:style style:name="T14" style:family="text">
      <style:text-properties fo:font-variant="normal" fo:text-transform="none" style:use-window-font-color="true" loext:opacity="0%" style:font-name="apple-system" fo:font-size="11pt" fo:letter-spacing="normal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style:use-window-font-color="true" loext:opacity="0%" style:font-name="var fontStack-monospace" fo:font-size="9.75pt" fo:letter-spacing="normal" fo:font-style="normal" fo:font-weight="normal" loext:padding="0cm" loext:border="none"/>
    </style:style>
    <style:style style:name="T16" style:family="text">
      <style:text-properties fo:font-variant="normal" fo:text-transform="none" style:use-window-font-color="true" loext:opacity="0%" style:font-name="var fontStack-monospace" fo:letter-spacing="normal" fo:font-style="normal" fo:font-weight="normal" loext:padding="0cm" loext:border="none"/>
    </style:style>
    <style:style style:name="T17" style:family="text">
      <style:text-properties fo:font-variant="normal" fo:text-transform="none" style:use-window-font-color="true" loext:opacity="0%" style:font-name="var fontStack-monospace" fo:letter-spacing="normal" fo:font-style="normal" fo:font-weight="bold" style:font-weight-asian="bold" style:font-weight-complex="bold" loext:padding="0cm" loext:border="none"/>
    </style:style>
    <style:style style:name="T18" style:family="text">
      <style:text-properties fo:font-variant="normal" fo:text-transform="none" style:use-window-font-color="true" loext:opacity="0%" style:font-name="var fontStack-monospace" fo:font-size="10pt" fo:letter-spacing="normal" fo:font-style="normal" fo:font-weight="normal" style:font-size-asian="10pt" style:font-size-complex="10pt" loext:padding="0cm" loext:border="none"/>
    </style:style>
    <style:style style:name="T19" style:family="text">
      <style:text-properties fo:font-variant="normal" fo:text-transform="none" style:use-window-font-color="true" loext:opacity="0%" style:font-name="var fontStack-monospace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style:use-window-font-color="true" loext:opacity="0%" style:font-name="var fontStack-monospace" fo:font-size="11pt" fo:letter-spacing="normal" fo:font-style="normal" fo:font-weight="normal" style:font-size-asian="11pt" style:font-size-complex="11pt" loext:padding="0cm" loext:border="none"/>
    </style:style>
    <style:style style:name="T21" style:family="text">
      <style:text-properties fo:font-variant="normal" fo:text-transform="none" style:use-window-font-color="true" loext:opacity="0%" style:font-name="var fontStack-monospace" fo:font-size="11pt" fo:letter-spacing="normal" fo:font-style="normal" style:font-size-asian="11pt" style:font-size-complex="11pt" loext:padding="0cm" loext:border="none"/>
    </style:style>
    <style:style style:name="T22" style:family="text">
      <style:text-properties fo:font-variant="normal" fo:text-transform="none" style:use-window-font-color="true" loext:opacity="0%" style:font-name="var fontStack-monospace" fo:font-size="11pt" fo:letter-spacing="normal" fo:font-style="normal" fo:font-weight="bold" style:font-size-asian="11pt" style:font-weight-asian="bold" style:font-size-complex="11pt" style:font-weight-complex="bold" loext:padding="0cm" loext:border="none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controle-de-fluxo---desafio" text:anchor-type="page" text:anchor-page-number="1" svg:x="-0.741cm" svg:y="0cm" svg:width="0.741cm" draw:z-index="0">
        <draw:text-box fo:min-height="0.741cm">
          <text:p text:style-name="Text_20_body"/>
        </draw:text-box>
      </draw:frame>
      <text:h text:style-name="P1" text:outline-level="2">Controle de Fluxo - Desafio</text:h>
      <text:p text:style-name="P6">Vamos exercitar todo o conteúdo apresentado no módulo de Controle de Fluxo codificando o seguinte cenário.</text:p>
      <text:p text:style-name="P6">O sistema deverá receber dois parâmetros via terminal que representarão dois números inteiros, com estes dois números você deverá obter a quantidade de interações (for) e realizar a impressão no console (System.out.print) dos números incrementados, exemplo:</text:p>
      <text:list xml:id="list1478570686" text:style-name="L1">
        <text:list-item>
          <text:p text:style-name="P7"><text:span text:style-name="T7">Se você passar os números 12 e 30, logo teremos uma interação (for) com 18 ocorrências para imprimir os números, exemplo: </text:span><text:span text:style-name="Source_20_Text"><text:span text:style-name="T15">"Imprimindo o número 1"</text:span></text:span><text:span text:style-name="T7">, </text:span><text:span text:style-name="Source_20_Text"><text:span text:style-name="T15">"Imprimindo o número 2" </text:span></text:span><text:span text:style-name="T7">e assim por diante.</text:span></text:p>
        </text:list-item>
        <text:list-item>
          <text:p text:style-name="P7"><text:span text:style-name="T7">Se o primeiro parâmetro for MAIOR que o segundo parâmetro, você deverá lançar a exceção customizada chamada de </text:span><text:span text:style-name="Source_20_Text"><text:span text:style-name="T15">ParametrosInvalidosException </text:span></text:span><text:span text:style-name="T7">com a segunda mensagem: "O segundo parâmetro deve ser maior que o primeiro"</text:span></text:p>
        </text:list-item>
      </text:list>
      <text:list xml:id="list1974040362" text:style-name="L2">
        <text:list-item>
          <text:p text:style-name="P8"><text:span text:style-name="T7">Crie o projeto </text:span><text:span text:style-name="Source_20_Text"><text:span text:style-name="T15">DesafioControleFluxo</text:span></text:span></text:p>
        </text:list-item>
        <text:list-item>
          <text:p text:style-name="P8"><text:span text:style-name="T7">Dentro do projeto, crie a classe </text:span><text:span text:style-name="Source_20_Text"><text:span text:style-name="T15">Contador.java </text:span></text:span><text:span text:style-name="T7">para realizar toda a codificação do nosso programa.</text:span></text:p>
        </text:list-item>
        <text:list-item>
          <text:p text:style-name="P8"><text:span text:style-name="T7">Dentro do projeto, crie a classe </text:span><text:span text:style-name="Source_20_Text"><text:span text:style-name="T15">ParametrosInvalidosException </text:span></text:span><text:span text:style-name="T7">que representará a exceção de negócio no sistema.</text:span></text:p>
        </text:list-item>
      </text:list>
      <text:p text:style-name="P9"><text:span text:style-name="T11">Abaixo temos um trecho de código no qual você poderá seguir alterando as partes que contenham </text:span><text:span text:style-name="Source_20_Text"><text:span text:style-name="T19">??</text:span></text:span></text:p>
      <text:p text:style-name="P2">public class Contador {</text:p>
      <text:p text:style-name="P4"><text:s text:c="8"/><text:span text:style-name="T1">public static void main(String[] args) {</text:span></text:p>
      <text:p text:style-name="P4"><text:s text:c="16"/><text:span text:style-name="T1">Scanner terminal = new Scanner(System.in);</text:span></text:p>
      <text:p text:style-name="P4"><text:s text:c="16"/><text:span text:style-name="T1">System.out.println("Digite o primeiro parâmetro");</text:span></text:p>
      <text:p text:style-name="P4"><text:s text:c="16"/><text:span text:style-name="T1">int parametroUm = terminal.??;</text:span></text:p>
      <text:p text:style-name="P4"><text:s text:c="16"/><text:span text:style-name="T1">System.out.println("Digite o segundo parâmetro");</text:span></text:p>
      <text:p text:style-name="P4"><text:s text:c="16"/><text:span text:style-name="T1">int parametroDois = terminal.??;</text:span></text:p>
      <text:p text:style-name="P4"><text:s text:c="16"/><text:span text:style-name="T1">try {</text:span></text:p>
      <text:p text:style-name="P4"><text:s text:c="18"/><text:span text:style-name="T2">/chamando o método contendo a lógica de contagem</text:span></text:p>
      <text:p text:style-name="P4"><text:s text:c="24"/><text:span text:style-name="T1">contar(parametroUm, parametroDois);</text:span></text:p>
      <text:p text:style-name="P4"><text:s text:c="16"/><text:span text:style-name="T1">}catch (? exception) {</text:span></text:p>
      <text:p text:style-name="P4"><text:s text:c="10"/><text:span text:style-name="T23"><text:s text:c="3"/></text:span><text:span text:style-name="T2">//imprimir a mensagem: O segundo parâmetro deve ser maior que o primeiro</text:span></text:p>
      <text:p text:style-name="P4"><text:s text:c="16"/><text:span text:style-name="T1">}</text:span></text:p>
      <text:p text:style-name="P4"><text:s text:c="8"/><text:span text:style-name="T1">}</text:span></text:p>
      <text:p text:style-name="P4"><text:s text:c="5"/><text:span text:style-name="T1">static void contar(int parametroUm, int parametroDois ) throws ParametrosInvalidosException {</text:span></text:p>
      <text:p text:style-name="P4"><text:s text:c="9"/><text:span text:style-name="T2">//validar se parametroUm é MAIOR que parametroDois e lançar a exceção</text:span></text:p>
      <text:p text:style-name="P4"><text:s text:c="15"/><text:span text:style-name="T1">int contagem = parametroDois - parametroUm;</text:span></text:p>
      <text:p text:style-name="P4"><text:s text:c="9"/><text:span text:style-name="T2">//realizar o for para imprimir os números com base na variável contagem</text:span></text:p>
      <text:p text:style-name="P4"><text:s text:c="8"/><text:span text:style-name="T1">}</text:span></text:p>
      <text:p text:style-name="P3">}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9cm" fo:margin-bottom="1.212cm" fo:margin-left="1.346cm" fo:margin-right="1.24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6T10:56:15.432000000</meta:creation-date>
    <dc:date>2024-06-26T11:01:25.138000000</dc:date>
    <meta:editing-duration>PT5M10S</meta:editing-duration>
    <meta:editing-cycles>1</meta:editing-cycles>
    <meta:document-statistic meta:table-count="0" meta:image-count="0" meta:object-count="0" meta:page-count="1" meta:paragraph-count="29" meta:word-count="280" meta:character-count="2116" meta:non-whitespace-character-count="1625"/>
    <meta:generator>LibreOffice/7.2.3.2$Windows_X86_64 LibreOffice_project/d166454616c1632304285822f9c83ce2e660fd92</meta:generator>
  </office:meta>
</office:document-meta>
</file>